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22M10S">
            <text:p>17:22:1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23M40S">
            <text:p>17:23:4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99.85">
            <text:p>200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3.3">
            <text:p>23.3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7.35">
            <text:p>7.4</text:p>
          </table:table-cell>
          <table:table-cell table:style-name="ce4" office:value-type="float" office:value="65.775">
            <text:p>65.8</text:p>
          </table:table-cell>
          <table:table-cell table:style-name="ce4" office:value-type="float" office:value="26.8">
            <text:p>26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59.2">
            <text:p>35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6.6">
            <text:p>46.6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14">
            <text:p>14.0</text:p>
          </table:table-cell>
          <table:table-cell table:style-name="ce4" office:value-type="float" office:value="97.4">
            <text:p>97.4</text:p>
          </table:table-cell>
          <table:table-cell table:style-name="ce4" office:value-type="float" office:value="54.2">
            <text:p>54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113H23M40S">
            <text:p>17:23:4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2.17142857142857">
            <text:p>2.2</text:p>
          </table:table-cell>
          <table:table-cell table:style-name="ce4" office:value-type="float" office:value="1.9047619047619">
            <text:p>1.9</text:p>
          </table:table-cell>
          <table:table-cell table:style-name="ce4" office:value-type="float" office:value="1.480805777271">
            <text:p>1.5</text:p>
          </table:table-cell>
          <table:table-cell table:style-name="ce4" office:value-type="float" office:value="2.02238805970149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12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28.194">
            <text:p>32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383919267262656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2">
            <text:p>02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22.09S">
            <text:p>00:17:2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2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3.0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6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50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623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10"/>908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388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038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186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6603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43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1859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497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5739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660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2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0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39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3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67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56239 0 13625 8249278 8431 0 10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3835 0 2734 2059148 2080 0 7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6597 0 5559 2060079 2048 0 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2739 0 2617 2066439 760 0 5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3065 0 2713 2063611 3541 0 1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654587 56 7 0 0 0 0 2 0 1 0 0 0 114 0 30849 66 0 0 0 0 0 0 0 22 0 0 0 0 0 0 0 0 28556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355574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80594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89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583299 0 583522 29801 244960 30890 0 3 164931 1189 52800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0172 <text:s text:c="4"/>153 <text:s text:c="3"/>0 <text:s text:c="3"/>0 <text:s text:c="3"/>0 <text:s text:c="4"/>0 <text:s text:c="9"/>0 <text:s text:c="8"/>0 <text:s text:c="3"/>10172 <text:s text:c="4"/>15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816532 <text:s/>261777 <text:s text:c="3"/>0 <text:s text:c="3"/>0 <text:s text:c="3"/>0 <text:s text:c="4"/>0 <text:s text:c="9"/>0 <text:s text:c="8"/>0 65655511 <text:s text:c="2"/>5137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2288 16109 765966 260436 18556 291878 2491360 2219300 0 102140 24830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186 16078 764914 260076 18556 291878 2491360 2219300 0 102088 248270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12 0 0 0 0 0 212 2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98 676656 21 347 5 56 18918 33784 20 0 1 0 4 2936832 413 4294967295 3723264 3823100 3216440752 3216435724 6915094 0 0 4096 536946211 3223525726 0 0 0 0 0 0 11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13 311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1777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5137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816532 (19.8 MB) <text:s/>TX bytes:65655511 (65.6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53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5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0172 (10.1 KB) <text:s/>TX bytes:10172 (10.1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41 <text:s text:c="5"/>4039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97.4">
            <text:p>97.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21.7">
            <text:p>21.7</text:p>
          </table:table-cell>
          <table:table-cell office:value-type="float" office:value="2.7">
            <text:p>2.7</text:p>
          </table:table-cell>
          <table:table-cell office:value-type="float" office:value="6.1">
            <text:p>6.1</text:p>
          </table:table-cell>
          <table:table-cell office:value-type="float" office:value="69.4">
            <text:p>69.4</text:p>
          </table:table-cell>
          <table:table-cell office:value-type="float" office:value="24.4">
            <text:p>24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6.6">
            <text:p>46.6</text:p>
          </table:table-cell>
          <table:table-cell office:value-type="float" office:value="7.6">
            <text:p>7.6</text:p>
          </table:table-cell>
          <table:table-cell office:value-type="float" office:value="9.3">
            <text:p>9.3</text:p>
          </table:table-cell>
          <table:table-cell office:value-type="float" office:value="36.5">
            <text:p>36.5</text:p>
          </table:table-cell>
          <table:table-cell office:value-type="float" office:value="54.2">
            <text:p>54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3.3">
            <text:p>23.3</text:p>
          </table:table-cell>
          <table:table-cell office:value-type="float" office:value="2.8">
            <text:p>2.8</text:p>
          </table:table-cell>
          <table:table-cell office:value-type="float" office:value="14">
            <text:p>14</text:p>
          </table:table-cell>
          <table:table-cell office:value-type="float" office:value="59.8">
            <text:p>59.8</text:p>
          </table:table-cell>
          <table:table-cell office:value-type="float" office:value="26.1">
            <text:p>2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3">
            <text:p>23.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5">
            <text:p>3.5</text:p>
          </table:table-cell>
          <table:table-cell office:value-type="float" office:value="7.35">
            <text:p>7.35</text:p>
          </table:table-cell>
          <table:table-cell office:value-type="float" office:value="65.775">
            <text:p>65.78</text:p>
          </table:table-cell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2.775">
            <text:p>2.8</text:p>
          </table:table-cell>
          <table:table-cell table:style-name="ce10" office:value-type="float" office:value="2.175">
            <text:p>2.2</text:p>
          </table:table-cell>
          <table:table-cell table:style-name="ce10" office:value-type="float" office:value="73.85">
            <text:p>73.9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4.55">
            <text:p>24.6</text:p>
          </table:table-cell>
          <table:table-cell table:style-name="ce10" office:value-type="float" office:value="3">
            <text:p>3.0</text:p>
          </table:table-cell>
          <table:table-cell table:style-name="ce10" office:value-type="float" office:value="2">
            <text:p>2.0</text:p>
          </table:table-cell>
          <table:table-cell table:style-name="ce10" office:value-type="float" office:value="70.475">
            <text:p>70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3.8">
            <text:p>23.8</text:p>
          </table:table-cell>
          <table:table-cell table:style-name="ce10" office:value-type="float" office:value="3.1">
            <text:p>3.1</text:p>
          </table:table-cell>
          <table:table-cell table:style-name="ce10" office:value-type="float" office:value="1.75">
            <text:p>1.8</text:p>
          </table:table-cell>
          <table:table-cell table:style-name="ce10" office:value-type="float" office:value="71.325">
            <text:p>71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2.525">
            <text:p>22.5</text:p>
          </table:table-cell>
          <table:table-cell table:style-name="ce10" office:value-type="float" office:value="4.45">
            <text:p>4.5</text:p>
          </table:table-cell>
          <table:table-cell table:style-name="ce10" office:value-type="float" office:value="23.375">
            <text:p>23.4</text:p>
          </table:table-cell>
          <table:table-cell table:style-name="ce10" office:value-type="float" office:value="49.675">
            <text:p>49.7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4">
            <text:p>4</text:p>
          </table:table-cell>
          <table:table-cell office:value-type="float" office:value="1487.4">
            <text:p>1487.4</text:p>
          </table:table-cell>
          <table:table-cell office:value-type="float" office:value="205.2">
            <text:p>20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0.2">
            <text:p>0.2</text:p>
          </table:table-cell>
          <table:table-cell office:value-type="float" office:value="5960.8">
            <text:p>5960.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0">
            <text:p>0</text:p>
          </table:table-cell>
          <table:table-cell office:value-type="float" office:value="3491.6">
            <text:p>3491.6</text:p>
          </table:table-cell>
          <table:table-cell office:value-type="float" office:value="359.2">
            <text:p>35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.05">
            <text:p>1.1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734.95">
            <text:p>2735.0</text:p>
          </table:table-cell>
          <table:table-cell table:style-name="ce11" table:formula="of:=AVERAGE([.D2:.D5])" office:value-type="float" office:value="199.85">
            <text:p>199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.76904761904762">
            <text:p>2.8</text:p>
          </table:table-cell>
          <table:table-cell table:style-name="ce11" table:formula="of:=IF([.C7]=0;0;MAX(SUMPRODUCT([.C2:.C5];[.C2:.C5])/SUM([.C2:.C5])-[.C7];0))" office:value-type="float" office:value="1829.55446626081">
            <text:p>1829.6</text:p>
          </table:table-cell>
          <table:table-cell table:style-name="ce11" table:formula="of:=IF([.D7]=0;0;MAX(SUMPRODUCT([.D2:.D5];[.D2:.D5])/SUM([.D2:.D5])-[.D7];0))" office:value-type="float" office:value="83.3082186639979">
            <text:p>83.3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80952380952381">
            <text:p>0.2</text:p>
          </table:table-cell>
          <table:table-cell table:style-name="ce11" table:formula="of:=ABS(MAX([.C2:.C5])-[.C7]-[.C8])" office:value-type="float" office:value="1396.29553373919">
            <text:p>1396.3</text:p>
          </table:table-cell>
          <table:table-cell table:style-name="ce11" table:formula="of:=ABS(MAX([.D2:.D5])-[.D7]-[.D8])" office:value-type="float" office:value="76.041781336002">
            <text:p>76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2"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.6">
            <text:p>1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2" office:value-type="float" office:value="25.4">
            <text:p>25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0.8">
            <text:p>5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2" office:value-type="float" office:value="9.7">
            <text:p>9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.4">
            <text:p>19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.6">
            <text:p>10.6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0.6">
            <text:p>10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8.09198113207548">
            <text:p>8.1</text:p>
          </table:table-cell>
          <table:table-cell table:style-name="ce11" table:formula="of:=IF([.C7]=0;0;MAX(SUMPRODUCT([.C2:.C5];[.C2:.C5])/SUM([.C2:.C5])-[.C7];0))" office:value-type="float" office:value="8.09198113207548">
            <text:p>8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.70801886792452">
            <text:p>6.7</text:p>
          </table:table-cell>
          <table:table-cell table:style-name="ce11" table:formula="of:=ABS(MAX([.C2:.C5])-[.C7]-[.C8])" office:value-type="float" office:value="6.70801886792452">
            <text:p>6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8.6919811320755">
            <text:p>18.7</text:p>
          </table:table-cell>
          <table:table-cell table:style-name="ce11" table:formula="of:=[.C7]+ [.C8]" office:value-type="float" office:value="18.6919811320755">
            <text:p>18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2" office:value-type="float" office:value="39.1">
            <text:p>39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8.2">
            <text:p>7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2" office:value-type="float" office:value="54.1">
            <text:p>54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8.2">
            <text:p>10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2" office:value-type="float" office:value="65.8">
            <text:p>6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1.6">
            <text:p>13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9.75">
            <text:p>39.8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9.75">
            <text:p>39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5.5032075471698">
            <text:p>15.5</text:p>
          </table:table-cell>
          <table:table-cell table:style-name="ce11" table:formula="of:=IF([.C7]=0;0;MAX(SUMPRODUCT([.C2:.C5];[.C2:.C5])/SUM([.C2:.C5])-[.C7];0))" office:value-type="float" office:value="15.5032075471698">
            <text:p>15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0.5467924528302">
            <text:p>10.5</text:p>
          </table:table-cell>
          <table:table-cell table:style-name="ce11" table:formula="of:=ABS(MAX([.C2:.C5])-[.C7]-[.C8])" office:value-type="float" office:value="10.5467924528302">
            <text:p>10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55.2532075471698">
            <text:p>55.3</text:p>
          </table:table-cell>
          <table:table-cell table:style-name="ce11" table:formula="of:=[.C7]+ [.C8]" office:value-type="float" office:value="55.2532075471698">
            <text:p>55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">
            <text:p>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525">
            <text:p>0.5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.525">
            <text:p>0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.38452380952381">
            <text:p>1.4</text:p>
          </table:table-cell>
          <table:table-cell table:style-name="ce11" table:formula="of:=IF([.C7]=0;0;MAX(SUMPRODUCT([.C2:.C5];[.C2:.C5])/SUM([.C2:.C5])-[.C7];0))" office:value-type="float" office:value="1.38452380952381">
            <text:p>1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0904761904761906">
            <text:p>0.1</text:p>
          </table:table-cell>
          <table:table-cell table:style-name="ce11" table:formula="of:=ABS(MAX([.C2:.C5])-[.C7]-[.C8])" office:value-type="float" office:value="0.0904761904761906">
            <text:p>0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.90952380952381">
            <text:p>1.9</text:p>
          </table:table-cell>
          <table:table-cell table:style-name="ce11" table:formula="of:=[.C7]+ [.C8]" office:value-type="float" office:value="1.90952380952381">
            <text:p>1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2" office:value-type="float" office:value="743.7">
            <text:p>743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87.4">
            <text:p>148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2" office:value-type="float" office:value="2980.4">
            <text:p>298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960.8">
            <text:p>596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2" office:value-type="float" office:value="1745.8">
            <text:p>174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491.6">
            <text:p>349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367.475">
            <text:p>1367.5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367.475">
            <text:p>1367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914.777233130405">
            <text:p>914.8</text:p>
          </table:table-cell>
          <table:table-cell table:style-name="ce11" table:formula="of:=IF([.C7]=0;0;MAX(SUMPRODUCT([.C2:.C5];[.C2:.C5])/SUM([.C2:.C5])-[.C7];0))" office:value-type="float" office:value="914.777233130405">
            <text:p>914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98.147766869596">
            <text:p>698.1</text:p>
          </table:table-cell>
          <table:table-cell table:style-name="ce11" table:formula="of:=ABS(MAX([.C2:.C5])-[.C7]-[.C8])" office:value-type="float" office:value="698.147766869596">
            <text:p>698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282.2522331304">
            <text:p>2282.3</text:p>
          </table:table-cell>
          <table:table-cell table:style-name="ce11" table:formula="of:=[.C7]+ [.C8]" office:value-type="float" office:value="2282.2522331304">
            <text:p>2282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2" office:value-type="float" office:value="102.6">
            <text:p>10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5.2">
            <text:p>20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2" office:value-type="float" office:value="117.5">
            <text:p>117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35">
            <text:p>23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2" office:value-type="float" office:value="179.6">
            <text:p>17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59.2">
            <text:p>35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99.925">
            <text:p>99.9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99.925">
            <text:p>99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1.654109331999">
            <text:p>41.7</text:p>
          </table:table-cell>
          <table:table-cell table:style-name="ce11" table:formula="of:=IF([.C7]=0;0;MAX(SUMPRODUCT([.C2:.C5];[.C2:.C5])/SUM([.C2:.C5])-[.C7];0))" office:value-type="float" office:value="41.654109331999">
            <text:p>41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8.020890668001">
            <text:p>38.0</text:p>
          </table:table-cell>
          <table:table-cell table:style-name="ce11" table:formula="of:=ABS(MAX([.C2:.C5])-[.C7]-[.C8])" office:value-type="float" office:value="38.020890668001">
            <text:p>38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41.579109331999">
            <text:p>141.6</text:p>
          </table:table-cell>
          <table:table-cell table:style-name="ce11" table:formula="of:=[.C7]+ [.C8]" office:value-type="float" office:value="141.579109331999">
            <text:p>141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42.6">
            <text:p>4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42.3">
            <text:p>42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575">
            <text:p>42.6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251027598355336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522489724016445">
            <text:p>0.5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09.3">
            <text:p>609.3</text:p>
          </table:table-cell>
          <table:table-cell office:value-type="float" office:value="48.7">
            <text:p>48.7</text:p>
          </table:table-cell>
          <table:table-cell office:value-type="float" office:value="560.6">
            <text:p>560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3.9">
            <text:p>623.9</text:p>
          </table:table-cell>
          <table:table-cell office:value-type="float" office:value="1175.5">
            <text:p>1175.5</text:p>
          </table:table-cell>
          <table:table-cell office:value-type="float" office:value="-1">
            <text:p>-1</text:p>
          </table:table-cell>
          <table:table-cell office:value-type="float" office:value="88.7">
            <text:p>88.7</text:p>
          </table:table-cell>
          <table:table-cell office:value-type="float" office:value="0">
            <text:p>0</text:p>
          </table:table-cell>
          <table:table-cell office:value-type="float" office:value="181.8">
            <text:p>181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07.7">
            <text:p>507.7</text:p>
          </table:table-cell>
          <table:table-cell office:value-type="float" office:value="1.6">
            <text:p>1.6</text:p>
          </table:table-cell>
          <table:table-cell office:value-type="float" office:value="506.1">
            <text:p>506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45.4">
            <text:p>645.4</text:p>
          </table:table-cell>
          <table:table-cell office:value-type="float" office:value="1246.5">
            <text:p>1246.5</text:p>
          </table:table-cell>
          <table:table-cell office:value-type="float" office:value="-1">
            <text:p>-1</text:p>
          </table:table-cell>
          <table:table-cell office:value-type="float" office:value="97.9">
            <text:p>97.9</text:p>
          </table:table-cell>
          <table:table-cell office:value-type="float" office:value="0">
            <text:p>0</text:p>
          </table:table-cell>
          <table:table-cell office:value-type="float" office:value="208.8">
            <text:p>208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80.1">
            <text:p>380.1</text:p>
          </table:table-cell>
          <table:table-cell office:value-type="float" office:value="1.6">
            <text:p>1.6</text:p>
          </table:table-cell>
          <table:table-cell office:value-type="float" office:value="378.5">
            <text:p>378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85.6">
            <text:p>685.6</text:p>
          </table:table-cell>
          <table:table-cell office:value-type="float" office:value="1356.8">
            <text:p>1356.8</text:p>
          </table:table-cell>
          <table:table-cell office:value-type="float" office:value="-1">
            <text:p>-1</text:p>
          </table:table-cell>
          <table:table-cell office:value-type="float" office:value="106.1">
            <text:p>106.1</text:p>
          </table:table-cell>
          <table:table-cell office:value-type="float" office:value="0">
            <text:p>0</text:p>
          </table:table-cell>
          <table:table-cell office:value-type="float" office:value="224.3">
            <text:p>224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78.4">
            <text:p>378.4</text:p>
          </table:table-cell>
          <table:table-cell office:value-type="float" office:value="4.6">
            <text:p>4.6</text:p>
          </table:table-cell>
          <table:table-cell office:value-type="float" office:value="373.8">
            <text:p>37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6.6">
            <text:p>626.6</text:p>
          </table:table-cell>
          <table:table-cell office:value-type="float" office:value="1376.6">
            <text:p>1376.6</text:p>
          </table:table-cell>
          <table:table-cell office:value-type="float" office:value="-1">
            <text:p>-1</text:p>
          </table:table-cell>
          <table:table-cell office:value-type="float" office:value="112.9">
            <text:p>112.9</text:p>
          </table:table-cell>
          <table:table-cell office:value-type="float" office:value="0">
            <text:p>0</text:p>
          </table:table-cell>
          <table:table-cell office:value-type="float" office:value="205.9">
            <text:p>205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0">
            <text:p>0</text:p>
          </table:table-cell>
          <table:table-cell office:value-type="float" office:value="136.3">
            <text:p>136.3</text:p>
          </table:table-cell>
          <table:table-cell office:value-type="float" office:value="0">
            <text:p>0</text:p>
          </table:table-cell>
          <table:table-cell office:value-type="float" office:value="557.3">
            <text:p>557.3</text:p>
          </table:table-cell>
          <table:table-cell office:value-type="float" office:value="0">
            <text:p>0</text:p>
          </table:table-cell>
          <table:table-cell office:value-type="float" office:value="693.6">
            <text:p>693.6</text:p>
          </table:table-cell>
          <table:table-cell office:value-type="float" office:value="136.3">
            <text:p>136.3</text:p>
          </table:table-cell>
          <table:table-cell office:value-type="float" office:value="-557.3">
            <text:p>-557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0">
            <text:p>0</text:p>
          </table:table-cell>
          <table:table-cell office:value-type="float" office:value="35.1">
            <text:p>35.1</text:p>
          </table:table-cell>
          <table:table-cell office:value-type="float" office:value="0">
            <text:p>0</text:p>
          </table:table-cell>
          <table:table-cell office:value-type="float" office:value="1047.1">
            <text:p>1047.1</text:p>
          </table:table-cell>
          <table:table-cell office:value-type="float" office:value="0">
            <text:p>0</text:p>
          </table:table-cell>
          <table:table-cell office:value-type="float" office:value="1082.2">
            <text:p>1082.2</text:p>
          </table:table-cell>
          <table:table-cell office:value-type="float" office:value="35.1">
            <text:p>35.1</text:p>
          </table:table-cell>
          <table:table-cell office:value-type="float" office:value="-1047.1">
            <text:p>-1047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0">
            <text:p>0</text:p>
          </table:table-cell>
          <table:table-cell office:value-type="float" office:value="35.1">
            <text:p>35.1</text:p>
          </table:table-cell>
          <table:table-cell office:value-type="float" office:value="0">
            <text:p>0</text:p>
          </table:table-cell>
          <table:table-cell office:value-type="float" office:value="668.2">
            <text:p>668.2</text:p>
          </table:table-cell>
          <table:table-cell office:value-type="float" office:value="0">
            <text:p>0</text:p>
          </table:table-cell>
          <table:table-cell office:value-type="float" office:value="703.3">
            <text:p>703.3</text:p>
          </table:table-cell>
          <table:table-cell office:value-type="float" office:value="35.1">
            <text:p>35.1</text:p>
          </table:table-cell>
          <table:table-cell office:value-type="float" office:value="-668.2">
            <text:p>-668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1.8">
            <text:p>51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68.175">
            <text:p>568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9.7550193050193">
            <text:p>49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47.371684560215">
            <text:p>247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4.7449806949807">
            <text:p>34.7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31.553315439785">
            <text:p>231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0">
            <text:p>0</text:p>
          </table:table-cell>
          <table:table-cell office:value-type="float" office:value="476.5">
            <text:p>476.5</text:p>
          </table:table-cell>
          <table:table-cell office:value-type="float" office:value="0">
            <text:p>0</text:p>
          </table:table-cell>
          <table:table-cell office:value-type="float" office:value="644.2">
            <text:p>644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0">
            <text:p>0</text:p>
          </table:table-cell>
          <table:table-cell office:value-type="float" office:value="414.5">
            <text:p>414.5</text:p>
          </table:table-cell>
          <table:table-cell office:value-type="float" office:value="0">
            <text:p>0</text:p>
          </table:table-cell>
          <table:table-cell office:value-type="float" office:value="790.6">
            <text:p>790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0">
            <text:p>0</text:p>
          </table:table-cell>
          <table:table-cell office:value-type="float" office:value="298.9">
            <text:p>298.9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00.175">
            <text:p>300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90.925">
            <text:p>490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06.521385441826">
            <text:p>106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80.677999439833">
            <text:p>180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69.8036145581744">
            <text:p>69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18.997000560167">
            <text:p>119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2132.1">
            <text:p>2132.1</text:p>
          </table:table-cell>
          <table:table-cell table:number-columns-repeated="3" office:value-type="float" office:value="-1">
            <text:p>-1</text:p>
          </table:table-cell>
          <table:table-cell office:value-type="float" office:value="7.9">
            <text:p>7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572.1">
            <text:p>1572.1</text:p>
          </table:table-cell>
          <table:table-cell table:number-columns-repeated="3" office:value-type="float" office:value="-1">
            <text:p>-1</text:p>
          </table:table-cell>
          <table:table-cell office:value-type="float" office:value="5.2">
            <text:p>5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765.1">
            <text:p>1765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.1">
            <text:p>1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table:number-columns-repeated="3" office:value-type="float" office:value="-1">
            <text:p>-1</text:p>
          </table:table-cell>
          <table:table-cell office:value-type="float" office:value="84">
            <text:p>84</text:p>
          </table:table-cell>
          <table:table-cell table:number-columns-repeated="13" office:value-type="float" office:value="-1">
            <text:p>-1</text:p>
          </table:table-cell>
          <table:table-cell office:value-type="float" office:value="6468">
            <text:p>6468</text:p>
          </table:table-cell>
          <table:table-cell office:value-type="float" office:value="-1">
            <text:p>-1</text:p>
          </table:table-cell>
          <table:table-cell office:value-type="float" office:value="4659">
            <text:p>4659</text:p>
          </table:table-cell>
          <table:table-cell office:value-type="float" office:value="393">
            <text:p>393</text:p>
          </table:table-cell>
          <table:table-cell office:value-type="float" office:value="-1">
            <text:p>-1</text:p>
          </table:table-cell>
          <table:table-cell office:value-type="float" office:value="182424">
            <text:p>182424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table:number-columns-repeated="3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table:number-columns-repeated="3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-935">
            <text:p>-935</text:p>
          </table:table-cell>
          <table:table-cell table:number-columns-repeated="2" office:value-type="float" office:value="0">
            <text:p>0</text:p>
          </table:table-cell>
          <table:table-cell office:value-type="float" office:value="-182425">
            <text:p>-182425</text:p>
          </table:table-cell>
          <table:table-cell table:number-columns-repeated="9" office:value-type="float" office:value="0">
            <text:p>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table:number-columns-repeated="3" office:value-type="float" office:value="-1">
            <text:p>-1</text:p>
          </table:table-cell>
          <table:table-cell office:value-type="float" office:value="64">
            <text:p>6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5424">
            <text:p>5424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table:number-columns-repeated="3" office:value-type="float" office:value="-1">
            <text:p>-1</text:p>
          </table:table-cell>
          <table:table-cell office:value-type="float" office:value="53">
            <text:p>5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918">
            <text:p>-918</text:p>
          </table:table-cell>
          <table:table-cell office:value-type="float" office:value="0">
            <text:p>0</text:p>
          </table:table-cell>
          <table:table-cell office:value-type="float" office:value="-6632">
            <text:p>-6632</text:p>
          </table:table-cell>
          <table:table-cell table:number-columns-repeated="2" office:value-type="float" office:value="0">
            <text:p>0</text:p>
          </table:table-cell>
          <table:table-cell office:value-type="float" office:value="189324">
            <text:p>189324</text:p>
          </table:table-cell>
          <table:table-cell table:number-columns-repeated="9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-33">
            <text:p>-3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22M10S">
            <text:p>17:22:1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2M10S">
            <text:p>17:2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22M40S">
            <text:p>17:22:4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2M40S">
            <text:p>17:22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23M10S">
            <text:p>17:23:1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3M10S">
            <text:p>17:23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23M40S">
            <text:p>17:23:40</text:p>
          </table:table-cell>
          <table:table-cell office:value-type="date" office:date-value="2011-12-02">
            <text:p>02-Dec-11</text:p>
          </table:table-cell>
          <table:table-cell table:style-name="ce13" office:value-type="time" office:time-value="PT981113H23M40S">
            <text:p>17:23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18.5">
            <text:p>18.5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76.3">
            <text:p>76.3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4.8">
            <text:p>44.8</text:p>
          </table:table-cell>
          <table:table-cell office:value-type="float" office:value="6.7">
            <text:p>6.7</text:p>
          </table:table-cell>
          <table:table-cell office:value-type="float" office:value="2.6">
            <text:p>2.6</text:p>
          </table:table-cell>
          <table:table-cell office:value-type="float" office:value="45.9">
            <text:p>45.9</text:p>
          </table:table-cell>
          <table:table-cell office:value-type="float" office:value="51.5">
            <text:p>5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0.8">
            <text:p>20.8</text:p>
          </table:table-cell>
          <table:table-cell office:value-type="float" office:value="1.8">
            <text:p>1.8</text:p>
          </table:table-cell>
          <table:table-cell office:value-type="float" office:value="3.2">
            <text:p>3.2</text:p>
          </table:table-cell>
          <table:table-cell office:value-type="float" office:value="74.1">
            <text:p>74.1</text:p>
          </table:table-cell>
          <table:table-cell office:value-type="float" office:value="22.6">
            <text:p>22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2">
            <text:p>21.2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775">
            <text:p>2.78</text:p>
          </table:table-cell>
          <table:table-cell office:value-type="float" office:value="2.175">
            <text:p>2.18</text:p>
          </table:table-cell>
          <table:table-cell office:value-type="float" office:value="73.85">
            <text:p>73.85</text:p>
          </table:table-cell>
          <table:table-cell office:value-type="float" office:value="23.975">
            <text:p>23.9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8.8">
            <text:p>98.8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22.9">
            <text:p>22.9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72.4">
            <text:p>72.4</text:p>
          </table:table-cell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9.7">
            <text:p>49.7</text:p>
          </table:table-cell>
          <table:table-cell office:value-type="float" office:value="6.9">
            <text:p>6.9</text:p>
          </table:table-cell>
          <table:table-cell office:value-type="float" office:value="2.5">
            <text:p>2.5</text:p>
          </table:table-cell>
          <table:table-cell office:value-type="float" office:value="40.9">
            <text:p>40.9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4.8">
            <text:p>24.8</text:p>
          </table:table-cell>
          <table:table-cell office:value-type="float" office:value="2.2">
            <text:p>2.2</text:p>
          </table:table-cell>
          <table:table-cell office:value-type="float" office:value="3.2">
            <text:p>3.2</text:p>
          </table:table-cell>
          <table:table-cell office:value-type="float" office:value="69.8">
            <text:p>69.8</text:p>
          </table:table-cell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55">
            <text:p>24.55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.475">
            <text:p>70.48</text:p>
          </table:table-cell>
          <table:table-cell office:value-type="float" office:value="27.55">
            <text:p>27.5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23.4">
            <text:p>23.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71.7">
            <text:p>71.7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5.8">
            <text:p>45.8</text:p>
          </table:table-cell>
          <table:table-cell office:value-type="float" office:value="7.8">
            <text:p>7.8</text:p>
          </table:table-cell>
          <table:table-cell office:value-type="float" office:value="2.2">
            <text:p>2.2</text:p>
          </table:table-cell>
          <table:table-cell office:value-type="float" office:value="44.2">
            <text:p>44.2</text:p>
          </table:table-cell>
          <table:table-cell office:value-type="float" office:value="53.6">
            <text:p>5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5.4">
            <text:p>25.4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70.2">
            <text:p>70.2</text:p>
          </table:table-cell>
          <table:table-cell office:value-type="float" office:value="27.4">
            <text:p>27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8">
            <text:p>23.8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1">
            <text:p>3.1</text:p>
          </table:table-cell>
          <table:table-cell office:value-type="float" office:value="1.75">
            <text:p>1.75</text:p>
          </table:table-cell>
          <table:table-cell office:value-type="float" office:value="71.325">
            <text:p>71.33</text:p>
          </table:table-cell>
          <table:table-cell office:value-type="float" office:value="26.9">
            <text:p>26.9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10S">
            <text:p>17:22:10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2M40S">
            <text:p>17:22:40</text:p>
          </table:table-cell>
          <table:table-cell office:value-type="float" office:value="21.5">
            <text:p>21.5</text:p>
          </table:table-cell>
          <table:table-cell office:value-type="float" office:value="3.4">
            <text:p>3.4</text:p>
          </table:table-cell>
          <table:table-cell office:value-type="float" office:value="16.9">
            <text:p>16.9</text:p>
          </table:table-cell>
          <table:table-cell office:value-type="float" office:value="58.2">
            <text:p>58.2</text:p>
          </table:table-cell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10S">
            <text:p>17:23:10</text:p>
          </table:table-cell>
          <table:table-cell office:value-type="float" office:value="45.8">
            <text:p>45.8</text:p>
          </table:table-cell>
          <table:table-cell office:value-type="float" office:value="9">
            <text:p>9</text:p>
          </table:table-cell>
          <table:table-cell office:value-type="float" office:value="29.5">
            <text:p>29.5</text:p>
          </table:table-cell>
          <table:table-cell office:value-type="float" office:value="15.8">
            <text:p>15.8</text:p>
          </table:table-cell>
          <table:table-cell office:value-type="float" office:value="54.8">
            <text:p>5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113H23M40S">
            <text:p>17:23:40</text:p>
          </table:table-cell>
          <table:table-cell office:value-type="float" office:value="22.2">
            <text:p>22.2</text:p>
          </table:table-cell>
          <table:table-cell office:value-type="float" office:value="5.3">
            <text:p>5.3</text:p>
          </table:table-cell>
          <table:table-cell office:value-type="float" office:value="46.9">
            <text:p>46.9</text:p>
          </table:table-cell>
          <table:table-cell office:value-type="float" office:value="25.6">
            <text:p>25.6</text:p>
          </table:table-cell>
          <table:table-cell office:value-type="float" office:value="27.5">
            <text:p>2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525">
            <text:p>22.5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45">
            <text:p>4.45</text:p>
          </table:table-cell>
          <table:table-cell office:value-type="float" office:value="23.375">
            <text:p>23.38</text:p>
          </table:table-cell>
          <table:table-cell office:value-type="float" office:value="49.675">
            <text:p>49.68</text:p>
          </table:table-cell>
          <table:table-cell office:value-type="float" office:value="26.975">
            <text:p>26.9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2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2:10</text:p>
              </table:table-cell>
              <table:table-cell office:value-type="float" office:value="2.5">
                <text:p text:id="CPU_ALL.F2:CPU_ALL.F5">2.5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4.4">
                <text:p>24.4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54.2">
                <text:p>54.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6.1">
                <text:p>26.1</text:p>
              </table:table-cell>
              <table:table-cell office:value-type="float" office:value="359.2">
                <text:p>3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248cm" svg:y="0.256cm" chart:style-name="ch2">
          <text:p>Disk %Busy JMeter_Test_260_Threads  12/2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7:22:10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39.1">
                <text:p>39.1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54.1">
                <text:p>54.1</text:p>
              </table:table-cell>
              <table:table-cell office:value-type="float" office:value="54.1">
                <text:p>5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65.8">
                <text:p>65.8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758cm" svg:y="0.256cm" chart:style-name="ch2">
          <text:p>Disk Read KB/s JMeter_Test_260_Threads  12/2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.525">
                <text:p text:id="DISKREAD.B7:DISKREAD.E7">0.525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38452380952381">
                <text:p text:id="DISKREAD.B8:DISKREAD.E8">1.38452380952381</text:p>
              </table:table-cell>
              <table:table-cell office:value-type="float" office:value="1.38452380952381">
                <text:p>1.38452380952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0904761904761906">
                <text:p text:id="DISKREAD.B9:DISKREAD.E9">0.0904761904761906</text:p>
              </table:table-cell>
              <table:table-cell office:value-type="float" office:value="0.0904761904761906">
                <text:p>0.0904761904761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758cm" svg:y="0.256cm" chart:style-name="ch2">
          <text:p>Disk Read KB/s JMeter_Test_260_Threads  12/2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7:22:10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79cm" svg:y="0.256cm" chart:style-name="ch2">
          <text:p>Disk Write KB/s JMeter_Test_260_Threads  12/2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367.475">
                <text:p text:id="DISKWRITE.B7:DISKWRITE.E7">1367.475</text:p>
              </table:table-cell>
              <table:table-cell office:value-type="float" office:value="1367.475">
                <text:p>1367.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14.777233130405">
                <text:p text:id="DISKWRITE.B8:DISKWRITE.E8">914.777233130405</text:p>
              </table:table-cell>
              <table:table-cell office:value-type="float" office:value="914.777233130405">
                <text:p>914.777233130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98.147766869596">
                <text:p text:id="DISKWRITE.B9:DISKWRITE.E9">698.147766869596</text:p>
              </table:table-cell>
              <table:table-cell office:value-type="float" office:value="698.147766869596">
                <text:p>698.147766869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79cm" svg:y="0.256cm" chart:style-name="ch2">
          <text:p>Disk Write KB/s JMeter_Test_260_Threads  12/2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7:22:10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743.7">
                <text:p>743.7</text:p>
              </table:table-cell>
              <table:table-cell office:value-type="float" office:value="743.7">
                <text:p>74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2980.4">
                <text:p>2980.4</text:p>
              </table:table-cell>
              <table:table-cell office:value-type="float" office:value="2980.4">
                <text:p>298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1745.8">
                <text:p>1745.8</text:p>
              </table:table-cell>
              <table:table-cell office:value-type="float" office:value="1745.8">
                <text:p>174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383cm" svg:y="0.256cm" chart:style-name="ch2">
          <text:p>Disk transfers per second JMeter_Test_260_Threads  12/2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99.925">
                <text:p text:id="DISKXFER.B7:DISKXFER.E7">99.925</text:p>
              </table:table-cell>
              <table:table-cell office:value-type="float" office:value="99.925">
                <text:p>99.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1.654109331999">
                <text:p text:id="DISKXFER.B8:DISKXFER.E8">41.654109331999</text:p>
              </table:table-cell>
              <table:table-cell office:value-type="float" office:value="41.654109331999">
                <text:p>41.65410933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8.020890668001">
                <text:p text:id="DISKXFER.B9:DISKXFER.E9">38.020890668001</text:p>
              </table:table-cell>
              <table:table-cell office:value-type="float" office:value="38.020890668001">
                <text:p>38.020890668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383cm" svg:y="0.256cm" chart:style-name="ch2">
          <text:p>Disk transfers per second JMeter_Test_260_Threads  12/2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7:22:10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102.6">
                <text:p>102.6</text:p>
              </table:table-cell>
              <table:table-cell office:value-type="float" office:value="102.6">
                <text:p>10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117.5">
                <text:p>117.5</text:p>
              </table:table-cell>
              <table:table-cell office:value-type="float" office:value="117.5">
                <text:p>1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179.6">
                <text:p>179.6</text:p>
              </table:table-cell>
              <table:table-cell office:value-type="float" office:value="179.6">
                <text:p>17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2/2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2.575">
                <text:p text:id="JFSFILE.B7:JFSFILE.F7">42.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251027598355336">
                <text:p text:id="JFSFILE.B8:JFSFILE.F8">0.00251027598355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522489724016445">
                <text:p text:id="JFSFILE.B9:JFSFILE.F9">0.522489724016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12/2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22:10</text:p>
              </table:table-cell>
              <table:table-cell office:value-type="float" office:value="609.3">
                <text:p text:id="MEM.F2:MEM.F5">609.3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507.7">
                <text:p>507.7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378.4">
                <text:p>378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22:10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12/2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2:10</text:p>
              </table:table-cell>
              <table:table-cell office:value-type="float" office:value="1.6">
                <text:p text:id="CPU_ALL.B2:CPU_ALL.B5">1.6</text:p>
              </table:table-cell>
              <table:table-cell office:value-type="float" office:value="0.9">
                <text:p text:id="CPU_ALL.C2:CPU_ALL.C5">0.9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1.7">
                <text:p>21.7</text:p>
              </table:table-cell>
              <table:table-cell office:value-type="float" office:value="2.7">
                <text:p>2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6.6">
                <text:p>46.6</text:p>
              </table:table-cell>
              <table:table-cell office:value-type="float" office:value="7.6">
                <text:p>7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3.3">
                <text:p>23.3</text:p>
              </table:table-cell>
              <table:table-cell office:value-type="float" office:value="2.8">
                <text:p>2.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12/2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22:10</text:p>
              </table:table-cell>
              <table:table-cell office:value-type="float" office:value="-0.1">
                <text:p text:id="NET.I2:NET.I5">-0.1</text:p>
              </table:table-cell>
              <table:table-cell office:value-type="float" office:value="0.7">
                <text:p text:id="NET.H2:NET.H5">0.7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-557.3">
                <text:p>-557.3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-1047.1">
                <text:p>-1047.1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-668.2">
                <text:p>-668.2</text:p>
              </table:table-cell>
              <table:table-cell office:value-type="float" office:value="35.1">
                <text:p>35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12/2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1.8">
                <text:p>51.8</text:p>
              </table:table-cell>
              <table:table-cell office:value-type="float" office:value="0">
                <text:p>0</text:p>
              </table:table-cell>
              <table:table-cell office:value-type="float" office:value="568.175">
                <text:p>568.17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49.7550193050193">
                <text:p>49.7550193050193</text:p>
              </table:table-cell>
              <table:table-cell office:value-type="float" office:value="0">
                <text:p>0</text:p>
              </table:table-cell>
              <table:table-cell office:value-type="float" office:value="247.371684560215">
                <text:p>247.371684560215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4.7449806949807">
                <text:p>34.7449806949807</text:p>
              </table:table-cell>
              <table:table-cell office:value-type="float" office:value="0">
                <text:p>0</text:p>
              </table:table-cell>
              <table:table-cell office:value-type="float" office:value="231.553315439785">
                <text:p>231.5533154397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12/2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22:10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7">
                <text:p text:id="NET.C2:NET.C5">0.7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1">
                <text:p text:id="NET.E2:NET.E5">0.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0">
                <text:p>0</text:p>
              </table:table-cell>
              <table:table-cell office:value-type="float" office:value="136.3">
                <text:p>136.3</text:p>
              </table:table-cell>
              <table:table-cell office:value-type="float" office:value="0">
                <text:p>0</text:p>
              </table:table-cell>
              <table:table-cell office:value-type="float" office:value="557.3">
                <text:p>557.3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">
                <text:p>0</text:p>
              </table:table-cell>
              <table:table-cell office:value-type="float" office:value="35.1">
                <text:p>35.1</text:p>
              </table:table-cell>
              <table:table-cell office:value-type="float" office:value="0">
                <text:p>0</text:p>
              </table:table-cell>
              <table:table-cell office:value-type="float" office:value="1047.1">
                <text:p>1047.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35.1">
                <text:p>35.1</text:p>
              </table:table-cell>
              <table:table-cell office:value-type="float" office:value="0">
                <text:p>0</text:p>
              </table:table-cell>
              <table:table-cell office:value-type="float" office:value="668.2">
                <text:p>668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12/2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00.175">
                <text:p>300.175</text:p>
              </table:table-cell>
              <table:table-cell office:value-type="float" office:value="0">
                <text:p>0</text:p>
              </table:table-cell>
              <table:table-cell office:value-type="float" office:value="490.925">
                <text:p>490.92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06.521385441826">
                <text:p>106.521385441826</text:p>
              </table:table-cell>
              <table:table-cell office:value-type="float" office:value="0">
                <text:p>0</text:p>
              </table:table-cell>
              <table:table-cell office:value-type="float" office:value="180.677999439833">
                <text:p>180.677999439833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69.8036145581744">
                <text:p>69.8036145581744</text:p>
              </table:table-cell>
              <table:table-cell office:value-type="float" office:value="0">
                <text:p>0</text:p>
              </table:table-cell>
              <table:table-cell office:value-type="float" office:value="118.997000560167">
                <text:p>118.9970005601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12/2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7:22:10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0.8">
                <text:p text:id="NETPACKET.C2:NETPACKET.C5">10.8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0">
                <text:p>0</text:p>
              </table:table-cell>
              <table:table-cell office:value-type="float" office:value="476.5">
                <text:p>476.5</text:p>
              </table:table-cell>
              <table:table-cell office:value-type="float" office:value="0">
                <text:p>0</text:p>
              </table:table-cell>
              <table:table-cell office:value-type="float" office:value="644.2">
                <text:p>644.2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">
                <text:p>0</text:p>
              </table:table-cell>
              <table:table-cell office:value-type="float" office:value="414.5">
                <text:p>414.5</text:p>
              </table:table-cell>
              <table:table-cell office:value-type="float" office:value="0">
                <text:p>0</text:p>
              </table:table-cell>
              <table:table-cell office:value-type="float" office:value="790.6">
                <text:p>790.6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298.9">
                <text:p>298.9</text:p>
              </table:table-cell>
              <table:table-cell office:value-type="float" office:value="0">
                <text:p>0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12/2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2:10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12/2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2:10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132.1">
                <text:p>213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1572.1">
                <text:p>157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1765.1">
                <text:p>1765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12/2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22:10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7.9">
                <text:p>7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5.2">
                <text:p>5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2/2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22:10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2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22:10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22:10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12/2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7:22:10</text:p>
              </table:table-cell>
              <table:table-cell office:value-type="float" office:value="0.7">
                <text:p text:id="CPU01.B2:CPU01.B5">0.7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.1">
                <text:p text:id="CPU01.D2:CPU01.D5">0.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18.5">
                <text:p>18.5</text:p>
              </table:table-cell>
              <table:table-cell office:value-type="float" office:value="2.5">
                <text:p>2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4.8">
                <text:p>44.8</text:p>
              </table:table-cell>
              <table:table-cell office:value-type="float" office:value="6.7">
                <text:p>6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0.8">
                <text:p>20.8</text:p>
              </table:table-cell>
              <table:table-cell office:value-type="float" office:value="1.8">
                <text:p>1.8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12/2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7:22:10</text:p>
              </table:table-cell>
              <table:table-cell office:value-type="float" office:value="0.8">
                <text:p text:id="CPU02.B2:CPU02.B5">0.8</text:p>
              </table:table-cell>
              <table:table-cell office:value-type="float" office:value="0.3">
                <text:p text:id="CPU02.C2:CPU02.C5">0.3</text:p>
              </table:table-cell>
              <table:table-cell office:value-type="float" office:value="0.1">
                <text:p text:id="CPU02.D2:CPU02.D5">0.1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2.9">
                <text:p>22.9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9.7">
                <text:p>49.7</text:p>
              </table:table-cell>
              <table:table-cell office:value-type="float" office:value="6.9">
                <text:p>6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4.8">
                <text:p>24.8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12/2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7:22:10</text:p>
              </table:table-cell>
              <table:table-cell office:value-type="float" office:value="0.6">
                <text:p text:id="CPU03.B2:CPU03.B5">0.6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3.4">
                <text:p>23.4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5.8">
                <text:p>45.8</text:p>
              </table:table-cell>
              <table:table-cell office:value-type="float" office:value="7.8">
                <text:p>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5.4">
                <text:p>25.4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12/2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7:22:10</text:p>
              </table:table-cell>
              <table:table-cell office:value-type="float" office:value="0.6">
                <text:p text:id="CPU04.B2:CPU04.B5">0.6</text:p>
              </table:table-cell>
              <table:table-cell office:value-type="float" office:value="0.1">
                <text:p text:id="CPU04.C2:CPU04.C5">0.1</text:p>
              </table:table-cell>
              <table:table-cell office:value-type="float" office:value="0.2">
                <text:p text:id="CPU04.D2:CPU04.D5">0.2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21.5">
                <text:p>21.5</text:p>
              </table:table-cell>
              <table:table-cell office:value-type="float" office:value="3.4">
                <text:p>3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45.8">
                <text:p>45.8</text:p>
              </table:table-cell>
              <table:table-cell office:value-type="float" office:value="9">
                <text:p>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46.9">
                <text:p>46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2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1.2">
                <text:p text:id="CPU_SUMM.B2:CPU_SUMM.B5">21.2</text:p>
              </table:table-cell>
              <table:table-cell office:value-type="float" office:value="2.775">
                <text:p text:id="CPU_SUMM.C2:CPU_SUMM.C5">2.775</text:p>
              </table:table-cell>
              <table:table-cell office:value-type="float" office:value="2.175">
                <text:p text:id="CPU_SUMM.D2:CPU_SUMM.D5">2.1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4.55">
                <text:p>24.5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3.8">
                <text:p>23.8</text:p>
              </table:table-cell>
              <table:table-cell office:value-type="float" office:value="3.1">
                <text:p>3.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2.525">
                <text:p>22.525</text:p>
              </table:table-cell>
              <table:table-cell office:value-type="float" office:value="4.45">
                <text:p>4.45</text:p>
              </table:table-cell>
              <table:table-cell office:value-type="float" office:value="23.375">
                <text:p>23.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12/2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7:22:10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4">
                <text:p>4</text:p>
              </table:table-cell>
              <table:table-cell office:value-type="float" office:value="1487.4">
                <text:p>1487.4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0.2">
                <text:p>0.2</text:p>
              </table:table-cell>
              <table:table-cell office:value-type="float" office:value="5960.8">
                <text:p>5960.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0">
                <text:p>0</text:p>
              </table:table-cell>
              <table:table-cell office:value-type="float" office:value="3491.6">
                <text:p>3491.6</text:p>
              </table:table-cell>
              <table:table-cell office:value-type="float" office:value="359.2">
                <text:p>359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12/2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1.05">
                <text:p text:id="DISK_SUMM.B7:DISK_SUMM.D7">1.05</text:p>
              </table:table-cell>
              <table:table-cell office:value-type="float" office:value="2734.95">
                <text:p>2734.95</text:p>
              </table:table-cell>
              <table:table-cell office:value-type="float" office:value="199.85">
                <text:p>199.8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2.76904761904762">
                <text:p text:id="DISK_SUMM.B8:DISK_SUMM.D8">2.76904761904762</text:p>
              </table:table-cell>
              <table:table-cell office:value-type="float" office:value="1829.55446626081">
                <text:p>1829.55446626081</text:p>
              </table:table-cell>
              <table:table-cell office:value-type="float" office:value="83.3082186639979">
                <text:p>83.3082186639979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.180952380952381">
                <text:p text:id="DISK_SUMM.B9:DISK_SUMM.D9">0.180952380952381</text:p>
              </table:table-cell>
              <table:table-cell office:value-type="float" office:value="1396.29553373919">
                <text:p>1396.29553373919</text:p>
              </table:table-cell>
              <table:table-cell office:value-type="float" office:value="76.041781336002">
                <text:p>76.0417813360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674cm" svg:y="0.256cm" chart:style-name="ch2">
          <text:p>Disk Block Size JMeter_Test_260_Threads (Kbytes)  12/2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.6">
                <text:p text:id="DISKBSIZE.B7:DISKBSIZE.E7">10.6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.09198113207548">
                <text:p text:id="DISKBSIZE.B8:DISKBSIZE.E8">8.09198113207548</text:p>
              </table:table-cell>
              <table:table-cell office:value-type="float" office:value="8.09198113207548">
                <text:p>8.09198113207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70801886792452">
                <text:p text:id="DISKBSIZE.B9:DISKBSIZE.E9">6.70801886792452</text:p>
              </table:table-cell>
              <table:table-cell office:value-type="float" office:value="6.70801886792452">
                <text:p>6.7080188679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674cm" svg:y="0.256cm" chart:style-name="ch2">
          <text:p>Disk Block Size JMeter_Test_260_Threads (Kbytes)  12/2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7:22:10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7:22:40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23:40</text:p>
              </table:table-cell>
              <table:table-cell office:value-type="float" office:value="9.7">
                <text:p>9.7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248cm" svg:y="0.256cm" chart:style-name="ch2">
          <text:p>Disk %Busy JMeter_Test_260_Threads  12/2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9.75">
                <text:p text:id="DISKBUSY.B7:DISKBUSY.E7">39.75</text:p>
              </table:table-cell>
              <table:table-cell office:value-type="float" office:value="39.75">
                <text:p>3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5.5032075471698">
                <text:p text:id="DISKBUSY.B8:DISKBUSY.E8">15.5032075471698</text:p>
              </table:table-cell>
              <table:table-cell office:value-type="float" office:value="15.5032075471698">
                <text:p>15.503207547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0.5467924528302">
                <text:p text:id="DISKBUSY.B9:DISKBUSY.E9">10.5467924528302</text:p>
              </table:table-cell>
              <table:table-cell office:value-type="float" office:value="10.5467924528302">
                <text:p>10.5467924528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